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4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margin-left="7.001cm" fo:margin-right="0cm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6" style:family="paragraph" style:parent-style-name="ГОСТ_5f_Обычный_5f_Гусев_20_Данила_20_Александрович_20_21ПИ1">
      <style:text-properties style:font-name="Times New Roman" fo:font-size="14pt" style:font-size-asian="14pt" style:font-size-complex="14pt"/>
    </style:style>
    <style:style style:name="P7" style:family="paragraph" style:parent-style-name="ГОСТ_5f_Обычный_5f_Гусев_20_Данила_20_Александрович_20_21ПИ1">
      <style:text-properties style:font-name="Times New Roman" fo:font-size="14pt" officeooo:paragraph-rsid="013dce56" style:font-size-asian="14pt" style:font-size-complex="14pt"/>
    </style:style>
    <style:style style:name="P8" style:family="paragraph" style:parent-style-name="ГОСТ_5f_Обычный_5f_Гусев_20_Данила_20_Александрович_20_21ПИ1">
      <style:paragraph-properties fo:text-indent="0cm" style:auto-text-indent="false"/>
      <style:text-properties style:font-name="Times New Roman" fo:font-size="14pt" style:font-size-asian="14pt" style:font-size-complex="14pt"/>
    </style:style>
    <style:style style:name="P9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fo:language="ru" fo:country="RU" officeooo:rsid="0160b9da" officeooo:paragraph-rsid="0160b9da" style:font-size-asian="14pt" style:font-size-complex="14pt"/>
    </style:style>
    <style:style style:name="P10" style:family="paragraph" style:parent-style-name="ГОСТ_5f_Обычный_5f_Гусев_20_Данила_20_Александрович_20_21ПИ1" style:master-page-name="ГОСТ_5f_Первая_20_Страница_5f__20_Гусев_20_Данила_20_Александрович_20_21ПИ1">
      <style:paragraph-properties style:page-number="auto"/>
      <style:text-properties style:font-name="Times New Roman" fo:font-size="14pt" style:font-size-asian="14pt" style:font-size-complex="14pt"/>
    </style:style>
    <style:style style:name="P11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</style:style>
    <style:style style:name="P12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officeooo:paragraph-rsid="0196910b"/>
    </style:style>
    <style:style style:name="P1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font-name="Times New Roman" fo:font-size="14pt" style:font-size-asian="14pt" style:font-size-complex="14pt"/>
    </style:style>
    <style:style style:name="P1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75d5a1" officeooo:paragraph-rsid="0123f2be" style:font-size-asian="14pt" style:font-size-complex="14pt"/>
    </style:style>
    <style:style style:name="P1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43152d" officeooo:paragraph-rsid="01964a65" style:font-size-asian="14pt" style:font-size-complex="14pt"/>
    </style:style>
    <style:style style:name="P1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921b9c" officeooo:paragraph-rsid="0185ecbf" style:font-size-asian="14pt" style:font-size-complex="14pt"/>
    </style:style>
    <style:style style:name="P1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d33592" officeooo:paragraph-rsid="01403ab9" style:font-size-asian="14pt" style:font-size-complex="14pt"/>
    </style:style>
    <style:style style:name="P1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140fde5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078fa"/>
    </style:style>
    <style:style style:name="T3" style:family="text">
      <style:text-properties fo:language="ru" fo:country="RU" officeooo:rsid="00300b1a"/>
    </style:style>
    <style:style style:name="T4" style:family="text">
      <style:text-properties fo:language="ru" fo:country="RU" officeooo:rsid="00e57123"/>
    </style:style>
    <style:style style:name="T5" style:family="text">
      <style:text-properties fo:language="ru" fo:country="RU" officeooo:rsid="0160b9da"/>
    </style:style>
    <style:style style:name="T6" style:family="text">
      <style:text-properties fo:language="ru" fo:country="RU" officeooo:rsid="016147a2"/>
    </style:style>
    <style:style style:name="T7" style:family="text">
      <style:text-properties fo:language="ru" fo:country="RU" officeooo:rsid="0017d948"/>
    </style:style>
    <style:style style:name="T8" style:family="text">
      <style:text-properties fo:language="ru" fo:country="RU" officeooo:rsid="01964a65"/>
    </style:style>
    <style:style style:name="T9" style:family="text">
      <style:text-properties officeooo:rsid="0123f2be"/>
    </style:style>
    <style:style style:name="T10" style:family="text">
      <style:text-properties officeooo:rsid="0160b9da"/>
    </style:style>
    <style:style style:name="T11" style:family="text">
      <style:text-properties officeooo:rsid="01964a65"/>
    </style:style>
    <style:style style:name="T12" style:family="text">
      <style:text-properties style:font-name="Times New Roman" fo:font-size="14pt" style:font-size-asian="14pt" style:font-size-complex="14pt"/>
    </style:style>
    <style:style style:name="T13" style:family="text">
      <style:text-properties style:font-name="Times New Roman" fo:font-size="14pt" fo:language="ru" fo:country="RU" officeooo:rsid="01964a65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МИНИСТЕРСТВО НАУКИ И ВЫСШЕГО ОБРАЗОВАНИЯ</text:p>
      <text:p text:style-name="P6">РОССИЙСКОЙ ФЕДЕРАЦИИ</text:p>
      <text:p text:style-name="P6"/>
      <text:p text:style-name="P6">ПЕНЗЕНСКИЙ ГОСУДАРСТВЕННЫЙ УНИВЕРСИТЕТ</text:p>
      <text:p text:style-name="P6"/>
      <text:p text:style-name="P6">Кафедра «Информационная безопасность систем и технологий»</text:p>
      <text:p text:style-name="P6"/>
      <text:p text:style-name="P6">Отчет</text:p>
      <text:p text:style-name="P6"><text:span text:style-name="T4">п</text:span>о <text:span text:style-name="T11">л</text:span><text:span text:style-name="T8">абораторной</text:span><text:span text:style-name="T5"> работе</text:span> №<text:span text:style-name="T10">1</text:span></text:p>
      <text:p text:style-name="P7">на тему «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<text:span text:style-name="T12">Дисциплина: </text:span><text:span text:style-name="T8">ПМК </text:span></text:p>
      <text:p text:style-name="P4">Группа: <text:span text:style-name="T1">2</text:span><text:span text:style-name="T7">1</text:span><text:span text:style-name="T1">П</text:span><text:span text:style-name="T2">И</text:span><text:span text:style-name="T1">1</text:span></text:p>
      <text:p text:style-name="P4">Выполнил: <text:span text:style-name="T3">Гусев Д. А.</text:span></text:p>
      <text:p text:style-name="P4">Количество баллов:</text:p>
      <text:p text:style-name="P4">Дата сдачи: </text:p>
      <text:p text:style-name="P12"><text:span text:style-name="T12">Принял: </text:span><text:span text:style-name="T8">Хворостухин С. П </text:span><text:span text:style-name="T13">.</text:span></text:p>
      <text:p text:style-name="P9"><text:s/></text:p>
      <text:p text:style-name="P3"/>
      <text:p text:style-name="P3"/>
      <text:p text:style-name="P5"/>
      <text:p text:style-name="P3"/>
      <text:p text:style-name="P3"/>
      <text:p text:style-name="P5"/>
      <text:p text:style-name="P3"/>
      <text:p text:style-name="P8"/>
      <text:p text:style-name="P8">202<text:span text:style-name="T6">4</text:span></text:p>
      <text:list text:style-name="ГОСТ_5f_Многоуровневый_5f_Гусев_20_Данила_20_Александрович_20_21ПИ1">
        <text:list-item>
          <text:p text:style-name="P13">Цель работы: </text:p>
        </text:list-item>
        <text:list-item>
          <text:p text:style-name="P14"><text:span text:style-name="T9">Задание на </text:span><text:span text:style-name="T11">лабораторную</text:span><text:span text:style-name="T9"> работу</text:span>.</text:p>
          <text:list>
            <text:list-item>
              <text:p text:style-name="P18"/>
            </text:list-item>
          </text:list>
        </text:list-item>
        <text:list-item>
          <text:p text:style-name="P15">Выполнение <text:span text:style-name="T11">лабораторную</text:span> работы: </text:p>
          <text:list>
            <text:list-item>
              <text:p text:style-name="P16"/>
            </text:list-item>
          </text:list>
        </text:list-item>
        <text:list-item>
          <text:p text:style-name="P17">Вывод: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margin-left="0cm" fo:margin-right="0cm" fo:line-height="150%" fo:text-align="center" style:justify-single-word="false" fo:text-indent="1.251cm" style:auto-text-indent="false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 style:master-page-name="">
      <style:paragraph-properties fo:line-height="150%" fo:text-align="justify" style:justify-single-word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Numbering_20_Symbols" style:display-name="Numbering Symbols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Гост_5f_Выравнивание_20_картинок_5f_Гусев" style:display-name="Гост_Выравнивание картинок_Гусев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Numbering_20_Symbols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Рисунок %10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Envelop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Index" style:page-layout-name="Mpm3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ГОСТ_5f_Обычный_5f_Гусев_20_Данила_20_Александрович_20_21ПИ1" style:display-name="ГОСТ_Обычный_Гусев Данила Александрович 21ПИ1" style:page-layout-name="Mpm9" draw:style-name="Mdp1">
      <style:footer>
        <text:p text:style-name="MP1"><text:page-number text:select-page="current">2</text:page-number></text:p>
      </style:footer>
    </style:master-page>
    <style:master-page style:name="ГОСТ_5f_Первая_20_Страница_5f__20_Гусев_20_Данила_20_Александрович_20_21ПИ1" style:display-name="ГОСТ_Первая Страница_ Гусев Данила Александрович 21ПИ1" style:page-layout-name="Mpm10" draw:style-name="Mdp1" style:next-style-name="ГОСТ_5f_Обычный_5f_Гусев_20_Данила_20_Александрович_20_21ПИ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2.0.3$Windows_X86_64 LibreOffice_project/da48488a73ddd66ea24cf16bbc4f7b9c08e9bea1</meta:generator>
    <dc:date>2024-04-17T22:12:00.651000000</dc:date>
    <meta:editing-duration>PT12H14M53S</meta:editing-duration>
    <meta:editing-cycles>278</meta:editing-cycles>
    <meta:print-date>2024-02-06T19:36:46.970000000</meta:print-date>
    <meta:printed-by>Файлы PDF</meta:printed-by>
    <meta:document-statistic meta:table-count="0" meta:image-count="0" meta:object-count="0" meta:page-count="2" meta:paragraph-count="22" meta:word-count="59" meta:character-count="400" meta:non-whitespace-character-count="360"/>
  </office:meta>
</office:document-meta>
</file>